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nri Admin Dashboard &amp; Vault Analytics Mock</text:p>
      <text:p text:style-name="Standard">This document outlines a mock design of Kinri’s internal admin dashboard and analytics system. It helps track user engagement with Vault Cards, emotional patterns, tag trends, and feature usage.</text:p>
      <text:h text:style-name="Heading_20_1" text:outline-level="1"><text:s/>Dashboard Sections</text:h>
      <text:p text:style-name="Standard">• <text:s/>Card Engagement Overview</text:p>
      <text:p text:style-name="Standard">• <text:s/>Tag Heatmap (by emotion, condition, usage)</text:p>
      <text:p text:style-name="Standard">• <text:s/>User Feedback Reactions</text:p>
      <text:p text:style-name="Standard">• <text:s/>My Vault Usage Trends</text:p>
      <text:p text:style-name="Standard">• <text:s/>Journaling Tag Trends</text:p>
      <text:p text:style-name="Standard">• <text:s/>Echo Suggestion Stats</text:p>
      <text:p text:style-name="Standard">• <text:s/>Flagged or Skipped Cards</text:p>
      <text:p text:style-name="Standard">• <text:s/>Trigger Alert Report (high-usage + high-rejection tags)</text:p>
      <text:h text:style-name="Heading_20_1" text:outline-level="1"><text:s/>Vault Card Engagement</text:h>
      <text:p text:style-name="Standard">Track top 10 most-viewed, saved, rejected Vault Cards.</text:p>
      <text:p text:style-name="Standard">Metrics:</text:p>
      <text:p text:style-name="Standard">• Views, Saves, Downvotes, Journals Started</text:p>
      <text:p text:style-name="Standard">• Resonance Score = (Saves + Journals) / Views</text:p>
      <text:h text:style-name="Heading_20_1" text:outline-level="1"><text:s/>Tag Heatmap</text:h>
      <text:p text:style-name="Standard">Visual breakdown by:</text:p>
      <text:p text:style-name="Standard">• emotion (e.g. shame, shutdown, grief)</text:p>
      <text:p text:style-name="Standard">• condition (e.g. ADHD, CPTSD)</text:p>
      <text:p text:style-name="Standard">• usage_mode (reflection, grounding)</text:p>
      <text:h text:style-name="Heading_20_1" text:outline-level="1"><text:soft-page-break/><text:s/>User Reactions to Vault Cards</text:h>
      <text:p text:style-name="Standard">Metrics per card and per tag:</text:p>
      <text:p text:style-name="Standard">• ❤️ Liked</text:p>
      <text:p text:style-name="Standard">• 🔁 More like this</text:p>
      <text:p text:style-name="Standard">• 😐 Didn't help</text:p>
      <text:p text:style-name="Standard">• 📌 Saved</text:p>
      <text:p text:style-name="Standard">• ✍️ Journaled in response</text:p>
      <text:h text:style-name="Heading_20_1" text:outline-level="1"><text:s/>My Vault Usage</text:h>
      <text:p text:style-name="Standard">• Average saved cards per user</text:p>
      <text:p text:style-name="Standard">• Most saved emotions/tags</text:p>
      <text:p text:style-name="Standard">• Repeat opens of same card</text:p>
      <text:h text:style-name="Heading_20_1" text:outline-level="1"><text:s/>Journaling Tag Trends</text:h>
      <text:p text:style-name="Standard">• Most common emotions journaled</text:p>
      <text:p text:style-name="Standard">• Journaling volume over time</text:p>
      <text:p text:style-name="Standard">• Tags extracted → new Vault card suggestions</text:p>
      <text:h text:style-name="Heading_20_1" text:outline-level="1"><text:s/>Echo Suggestion Stats</text:h>
      <text:p text:style-name="Standard">• Acceptance rate of suggested cards</text:p>
      <text:p text:style-name="Standard">• Tags most often accepted or ignored</text:p>
      <text:h text:style-name="Heading_20_1" text:outline-level="1"><text:s/>Flagged/Rejected Vault Cards</text:h>
      <text:p text:style-name="Standard">• Cards most often downvoted</text:p>
      <text:p text:style-name="Standard">• Cards flagged as 'not helpful'</text:p>
      <text:p text:style-name="Standard">• Admin review queue (optional moderation layer)<text:line-break/><text:line-break/><text:span text:style-name="T2"> <text:line-break/>Trigger Alert Report</text:span></text:p>
      <text:p text:style-name="Text_20_body"><text:span text:style-name="Strong_20_Emphasis">Purpose:</text:span> To identify emotionally intense tags or Vault Cards that show patterns of:</text:p>
      <text:list xml:id="list2326697938" text:style-name="L1">
        <text:list-item>
          <text:p text:style-name="P2"><text:soft-page-break/><text:s/><text:span text:style-name="Strong_20_Emphasis">High usage</text:span> (many views, saves, journals)</text:p>
        </text:list-item>
        <text:list-item>
          <text:p text:style-name="P2"><text:s/><text:span text:style-name="Strong_20_Emphasis">High rejection</text:span> (many “didn’t help” or skips)</text:p>
        </text:list-item>
      </text:list>
      <text:p text:style-name="Text_20_body"><text:span text:style-name="Strong_20_Emphasis">Use cases:</text:span></text:p>
      <text:list xml:id="list1260067424" text:style-name="L2">
        <text:list-item>
          <text:p text:style-name="P3">Flag emotionally intense topics that may need review</text:p>
        </text:list-item>
        <text:list-item>
          <text:p text:style-name="P3">Surface cards that are <text:span text:style-name="Emphasis">resonant but overwhelming</text:span></text:p>
        </text:list-item>
        <text:list-item>
          <text:p text:style-name="P3">Identify misfires (e.g. cards mismatched to usage_mode)</text:p>
        </text:list-item>
      </text:list>
      <text:p text:style-name="Text_20_body"><text:span text:style-name="Strong_20_Emphasis">Metrics to track:</text:span></text:p>
      <text:list xml:id="list3652789505" text:style-name="L3">
        <text:list-item>
          <text:p text:style-name="P4"><text:s/>Tag frequency in rejected cards</text:p>
        </text:list-item>
        <text:list-item>
          <text:p text:style-name="P4"><text:s/>Cards with high “👎” to “❤️” ratio</text:p>
        </text:list-item>
        <text:list-item>
          <text:p text:style-name="P4"><text:s/>Cards that are overused in Echo’s suggestion mode without good respons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loext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353cm" loext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353cm" loext:contextual-spacing="true" fo:text-indent="-0.635cm" style:auto-text-indent="false"/>
    </style:style>
    <style:style style:name="List_20_Bullet" style:display-name="List Bullet" style:family="paragraph" style:parent-style-name="Standard" style:default-outline-level="">
      <style:paragraph-properties fo:margin-top="0cm" fo:margin-bottom="0.353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.353cm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cm" fo:margin-bottom="0.353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.353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cm" fo:margin-bottom="0.353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.353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macr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05-19T13:57:14.682000000</dc:date>
    <meta:editing-duration>PT4M11S</meta:editing-duration>
    <meta:generator>Neat_Office/6.2.8.2$Windows_x86 LibreOffice_project/</meta:generator>
    <meta:document-statistic meta:table-count="0" meta:image-count="0" meta:object-count="0" meta:page-count="3" meta:paragraph-count="54" meta:word-count="321" meta:character-count="1935" meta:non-whitespace-character-count="16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